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SUM([.C35:.C39])+10*LOG10([.C33]/[.C34])" office:value-type="float" office:value="1.60273974566037" calcext:value-type="float">
            <text:p>1.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8:57:03.267323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1-02-19T19:27:31.274840920</dc:date>
    <meta:editing-duration>P3DT15H23M41S</meta:editing-duration>
    <meta:editing-cycles>76</meta:editing-cycles>
    <meta:generator>LibreOffice/6.0.7.3$Linux_X86_64 LibreOffice_project/00m0$Build-3</meta:generator>
    <meta:document-statistic meta:table-count="9" meta:cell-count="763" meta:object-count="0"/>
  </office:meta>
</office:document-meta>
</file>